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5-06-0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5-03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4-12-02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4-04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3-10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3-06-2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3-03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2-10-1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2-07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2-04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2-01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1-11-0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1-07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1-04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1-02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0-10-1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0-08-31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0-06-0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20-0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9-10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9-07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9-05-2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9-02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8-10-2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8-07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8-04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8-01-1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7-10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7-07-3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7-06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6-11-0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6-07-1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6-05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6-02-01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5-10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5-07-0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5-04-1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5-01-2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10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08-1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07-2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06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04-1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02-2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4-01-1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12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11-1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10-3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08-1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08-0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06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04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3-02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2-10-1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2-08-1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2-06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2-04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2-04-2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2-02-2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2-02-1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12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10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10-0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07-2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07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05-16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04-1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03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1-02-1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12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11-0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11-0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08-1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08-11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06-1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05-2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03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10-02-1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07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05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9-02-2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11-0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07-2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05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02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8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12-0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10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10-0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08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07-0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06-14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06-0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03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7-02-0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10-3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07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04-1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6-02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5-10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5-07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5-04-21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5-02-0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10-2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09-24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07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05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9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9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9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9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8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8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7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7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3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8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737090322501</text:p>
          </table:table-cell>
          <table:table-cell office:value-type="string" calcext:value-type="string">
            <text:p>Ta-362</text:p>
          </table:table-cell>
          <table:table-cell office:value-type="string" calcext:value-type="string">
            <text:p>196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36" meta:object-count="0"/>
    <meta:user-defined meta:name="AppVersion">3.0</meta:user-defined>
  </office:meta>
</office:document-meta>
</file>